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3.5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32.95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31.66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31.04mm"/>
    </style:style>
    <style:style style:name="co19" style:family="table-column">
      <style:table-column-properties fo:break-before="auto" style:column-width="49.83mm"/>
    </style:style>
    <style:style style:name="co20" style:family="table-column">
      <style:table-column-properties fo:break-before="auto" style:column-width="11.24mm"/>
    </style:style>
    <style:style style:name="co22" style:family="table-column">
      <style:table-column-properties fo:break-before="auto" style:column-width="8.98mm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02mm" fo:break-before="auto" style:use-optimal-row-height="true"/>
    </style:style>
    <style:style style:name="ro4" style:family="table-row">
      <style:table-row-properties style:row-height="7.06mm" fo:break-before="auto" style:use-optimal-row-height="true"/>
    </style:style>
    <style:style style:name="ro6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7"/>
        <table:table-column table:style-name="co3" table:default-cell-style-name="ce13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visibility="collapse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11" table:visibility="collapse" table:default-cell-style-name="ce22"/>
        <table:table-column table:style-name="co10" table:visibility="collapse" table:default-cell-style-name="ce22"/>
        <table:table-column table:style-name="co3" table:visibility="collapse" table:default-cell-style-name="ce21"/>
        <table:table-column table:style-name="co12" table:visibility="collapse" table:default-cell-style-name="ce22"/>
        <table:table-column table:style-name="co5" table:visibility="collapse" table:default-cell-style-name="ce22"/>
        <table:table-column table:style-name="co11" table:visibility="collapse" table:default-cell-style-name="ce22"/>
        <table:table-column table:style-name="co10" table:visibility="collapse" table:default-cell-style-name="ce22"/>
        <table:table-column table:style-name="co3" table:visibility="collapse" table:default-cell-style-name="ce21"/>
        <table:table-column table:style-name="co12" table:visibility="collapse" table:number-columns-repeated="2" table:default-cell-style-name="ce22"/>
        <table:table-column table:style-name="co11" table:visibility="collapse" table:default-cell-style-name="ce22"/>
        <table:table-column table:style-name="co10" table:visibility="collapse" table:default-cell-style-name="ce22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2" table:default-cell-style-name="ce32"/>
        <table:table-column table:style-name="co13" table:default-cell-style-name="ce32"/>
        <table:table-column table:style-name="co12" table:number-columns-repeated="7" table:default-cell-style-name="ce32"/>
        <table:table-column table:style-name="co12" table:number-columns-repeated="969" table:default-cell-style-name="ce13"/>
        <table:table-row table:style-name="ro2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</text:p>
          </table:table-cell>
          <table:covered-table-cell table:style-name="ce48"/>
          <table:table-cell table:style-name="ce48" table:number-columns-repeated="2"/>
          <table:table-cell table:style-name="ce30" table:number-columns-repeated="977"/>
        </table:table-row>
        <table:table-row table:style-name="ro2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TemperatureCurrent</text:p>
          </table:table-cell>
          <table:table-cell table:style-name="ce18" office:value-type="string" calcext:value-type="string">
            <text:p>Current measured temperature in 1/100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emperatureSetPoint</text:p>
          </table:table-cell>
          <table:table-cell table:style-name="ce18" office:value-type="string" calcext:value-type="string">
            <text:p>Desired temperature in 1/100 Kelvi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Offset</text:p>
          </table:table-cell>
          <table:table-cell table:style-name="ce18" office:value-type="string" calcext:value-type="string">
            <text:p>Offset to adjust sensor </text:p>
          </table:table-cell>
          <table:table-cell table:style-name="ce18" office:value-type="string" calcext:value-type="string">
            <text:p>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ModuleID</text:p>
          </table:table-cell>
          <table:table-cell table:style-name="ce18" office:value-type="string" calcext:value-type="string">
            <text:p>Module ID of module which delivers the window state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ensorReg</text:p>
          </table:table-cell>
          <table:table-cell table:style-name="ce18" office:value-type="string" calcext:value-type="string">
            <text:p>Register number of window stat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0-normal, 1-vacatio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WindowOpen</text:p>
          </table:table-cell>
          <table:table-cell table:style-name="ce18" office:value-type="string" calcext:value-type="string">
            <text:p>Temperature to set when a window is open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eratureVacation</text:p>
          </table:table-cell>
          <table:table-cell table:style-name="ce18" office:value-type="string" calcext:value-type="string">
            <text:p>Temperature to set when in mode vacation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Weekday</text:p>
          </table:table-cell>
          <table:table-cell table:style-name="ce18" office:value-type="string" calcext:value-type="string">
            <text:p>Timepoint 1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Hour</text:p>
          </table:table-cell>
          <table:table-cell table:style-name="ce18" office:value-type="string" calcext:value-type="string">
            <text:p>Timepoint 1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Minute</text:p>
          </table:table-cell>
          <table:table-cell table:style-name="ce18" office:value-type="string" calcext:value-type="string">
            <text:p>Timepoint 1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1_Temperature</text:p>
          </table:table-cell>
          <table:table-cell table:style-name="ce18" office:value-type="string" calcext:value-type="string">
            <text:p>Timepoint 1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Weekday</text:p>
          </table:table-cell>
          <table:table-cell table:style-name="ce18" office:value-type="string" calcext:value-type="string">
            <text:p>Timepoint 2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Hour</text:p>
          </table:table-cell>
          <table:table-cell table:style-name="ce18" office:value-type="string" calcext:value-type="string">
            <text:p>Timepoint 2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Minute</text:p>
          </table:table-cell>
          <table:table-cell table:style-name="ce18" office:value-type="string" calcext:value-type="string">
            <text:p>Timepoint 2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2_Temperature</text:p>
          </table:table-cell>
          <table:table-cell table:style-name="ce18" office:value-type="string" calcext:value-type="string">
            <text:p>Timepoint 2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Weekday</text:p>
          </table:table-cell>
          <table:table-cell table:style-name="ce18" office:value-type="string" calcext:value-type="string">
            <text:p>Timepoint 3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Hour</text:p>
          </table:table-cell>
          <table:table-cell table:style-name="ce18" office:value-type="string" calcext:value-type="string">
            <text:p>Timepoint 3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Minute</text:p>
          </table:table-cell>
          <table:table-cell table:style-name="ce18" office:value-type="string" calcext:value-type="string">
            <text:p>Timepoint 3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3_Temperature</text:p>
          </table:table-cell>
          <table:table-cell table:style-name="ce18" office:value-type="string" calcext:value-type="string">
            <text:p>Timepoint 3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Weekday</text:p>
          </table:table-cell>
          <table:table-cell table:style-name="ce18" office:value-type="string" calcext:value-type="string">
            <text:p>Timepoint 4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Hour</text:p>
          </table:table-cell>
          <table:table-cell table:style-name="ce18" office:value-type="string" calcext:value-type="string">
            <text:p>Timepoint 4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Minute</text:p>
          </table:table-cell>
          <table:table-cell table:style-name="ce18" office:value-type="string" calcext:value-type="string">
            <text:p>Timepoint 4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4_Temperature</text:p>
          </table:table-cell>
          <table:table-cell table:style-name="ce18" office:value-type="string" calcext:value-type="string">
            <text:p>Timepoint 4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Weekday</text:p>
          </table:table-cell>
          <table:table-cell table:style-name="ce18" office:value-type="string" calcext:value-type="string">
            <text:p>Timepoint 5: Weekday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9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Hour</text:p>
          </table:table-cell>
          <table:table-cell table:style-name="ce18" office:value-type="string" calcext:value-type="string">
            <text:p>Timepoint 5: Hour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8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Minute</text:p>
          </table:table-cell>
          <table:table-cell table:style-name="ce18" office:value-type="string" calcext:value-type="string">
            <text:p>Timepoint 5: Minute when to switch temperatur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7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emp5_Temperature</text:p>
          </table:table-cell>
          <table:table-cell table:style-name="ce18" office:value-type="string" calcext:value-type="string">
            <text:p>Timepoint 5: Temperature to set when timepoint is reache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6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5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4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3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9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8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7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6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5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4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3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1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9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8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7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6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5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4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3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9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8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7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6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5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4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3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4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0</text:p>
          </table:table-cell>
          <table:table-cell table:style-name="Default" table:number-columns-repeated="3"/>
          <table:table-cell table:number-columns-repeated="977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9</text:p>
          </table:table-cell>
          <table:table-cell table:style-name="Default" table:number-columns-repeated="3"/>
          <table:table-cell table:number-columns-repeated="977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8</text:p>
          </table:table-cell>
          <table:table-cell table:style-name="Default" table:number-columns-repeated="3"/>
          <table:table-cell table:number-columns-repeated="977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7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6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5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4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3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6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2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18:56:36.404755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8M14S</meta:editing-duration>
    <meta:editing-cycles>38</meta:editing-cycles>
    <meta:generator>LibreOffice/6.0.7.3$Linux_X86_64 LibreOffice_project/00m0$Build-3</meta:generator>
    <dc:date>2021-12-20T18:57:44.589585416</dc:date>
    <meta:document-statistic meta:table-count="3" meta:cell-count="4186" meta:object-count="0"/>
    <meta:user-defined meta:name="Info 1"/>
    <meta:user-defined meta:name="Info 2"/>
    <meta:user-defined meta:name="Info 3"/>
    <meta:user-defined meta:name="Info 4"/>
  </office:meta>
</office:document-meta>
</file>